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officeooo:rsid="0001e6c1" officeooo:paragraph-rsid="0001e6c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ru" fo:country="RU" officeooo:rsid="0001e6c1" officeooo:paragraph-rsid="0001e6c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01e6c1" officeooo:paragraph-rsid="0001e6c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officeooo:rsid="00028bef" officeooo:paragraph-rsid="00028bef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8pt" fo:language="ru" fo:country="RU" officeooo:rsid="0003d6cd" officeooo:paragraph-rsid="0003d6cd" style:font-size-asian="18pt" style:font-size-complex="18pt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8pt" fo:language="ru" fo:country="RU" officeooo:rsid="0001e6c1" officeooo:paragraph-rsid="0001e6c1" style:font-size-asian="18pt" style:font-size-complex="18pt"/>
    </style:style>
    <style:style style:name="P8" style:family="paragraph" style:parent-style-name="Standard" style:list-style-name="L1">
      <style:paragraph-properties fo:text-align="center" style:justify-single-word="false"/>
      <style:text-properties fo:font-size="18pt" fo:language="ru" fo:country="RU" officeooo:rsid="0001e6c1" officeooo:paragraph-rsid="0003d6cd" style:font-size-asian="18pt" style:font-size-complex="18pt"/>
    </style:style>
    <style:style style:name="P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4pt" fo:language="ru" fo:country="RU" fo:font-weight="normal" officeooo:rsid="00056112" officeooo:paragraph-rsid="00056112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4pt" fo:language="ru" fo:country="RU" fo:font-weight="normal" officeooo:rsid="0003d6cd" officeooo:paragraph-rsid="0003d6cd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fo:language="ru" fo:country="RU" fo:font-weight="normal" officeooo:rsid="0003d6cd" officeooo:paragraph-rsid="0003d6cd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4pt" fo:language="ru" fo:country="RU" fo:font-weight="normal" officeooo:rsid="00056112" officeooo:paragraph-rsid="00056112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0561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араторная работа 5 (Очередь)</text:p>
      <text:p text:style-name="P2"/>
      <text:list xml:id="list2450996884" text:style-name="L1">
        <text:list-item>
          <text:p text:style-name="P7">Описание условия задачи</text:p>
          <text:p text:style-name="P7"/>
        </text:list-item>
      </text:list>
      <text:p text:style-name="P4">Требуется смоделирировать процесс обсжудивания первых 1000 заявок первого типа, выдавая после обслуживания 100 заявок первого типа информацию о текущей и средней длине каждой очереди и о срденем времени пребывания заявок каждого типа в очереди. В конце процесса необходима выдать на экран общее время моделирования, время простоя ОА, количество вошедших в систему и вышедших из нее заявок первого или второго типов.</text:p>
      <text:p text:style-name="P3"/>
      <text:list xml:id="list181401668083028" text:continue-numbering="true" text:style-name="L1">
        <text:list-item>
          <text:p text:style-name="P8">ТЗ</text:p>
        </text:list-item>
      </text:list>
      <text:p text:style-name="P10">Система массового обслуживания состоит из обслуживающего аппрата и очереди заявок 2ух типов.</text:p>
      <text:p text:style-name="P11"/>
      <text:p text:style-name="P6"><text:span text:style-name="T2">Заявки 1-го и 2-го тивов поступают в «хвосты» своих очередей по случайному закону с интервалами времени </text:span><text:span text:style-name="T1">Т1 и Т2</text:span><text:span text:style-name="T2">, равномерно распределенными от 1 — 5 и от 0 — 3 <text:s/>единиц времени (е.в) соответсвенно.</text:span></text:p>
      <text:p text:style-name="P11"/>
      <text:p text:style-name="P11">В ОА они поступают из «Головы» очереди по одной и обслуживаются также равновероятно за времена Т3 и Т4, распределенные от 0 — 4 е.в. и от 0 — 1 е.в.</text:p>
      <text:p text:style-name="P11">соответсвенно, после чего покидают систему. (Все времена вещественного типа) В начале процесса в системе заявок нет.</text:p>
      <text:p text:style-name="P11"/>
      <text:p text:style-name="P11">Заявки 2-го типа может войти в ОА, если в системе нет заявок 1-го типа. Если в момент обслуживания заявки 2-го типа в пустую очередь входит заявка 1-го типа, то она ждет первого освобождения ОА и далее поступает на обслуживание (система с относительным приотритетом)</text:p>
      <text:p text:style-name="P11"/>
      <text:p text:style-name="P11">Смоделировать процесс обслуживания первых 1000 заявок 1-го типа. Выдать на экран, после обслуживания каждых 100 заявок 1-го типа информацию о текущей и среднем времени пребывания заявок в очереди. В конце процесса выдать общее время моделирования и количество <text:span text:style-name="T3">вошедших в систему и вышедших из ее заявок обоих типов. По требованию пользователя выдать на экран адреса элементов очереди при удалении и добавлении элементов. Проследить, возникает ли при этом фрагментация памяти.</text:span></text:p>
      <text:p text:style-name="P11"/>
      <text:p text:style-name="P12">Входные данные:</text:p>
      <text:p text:style-name="P12"><text:tab/>4 Диапозоны времени измеряемого в е.в.</text:p>
      <text:p text:style-name="P12"/>
      <text:p text:style-name="P12">Результат</text:p>
      <text:p text:style-name="P12"><text:soft-page-break/><text:tab/>Результаты затраченного времени на обработку 1000 запросов первого порядка.</text:p>
      <text:p text:style-name="P11"/>
      <text:p text:style-name="P12">Возможные аварийные ситуации:</text:p>
      <text:list xml:id="list1247898366" text:style-name="L2">
        <text:list-item>
          <text:p text:style-name="P9">Неправильно введен диаозон (целые, символы и т.д)</text:p>
        </text:list-item>
        <text:list-item>
          <text:p text:style-name="P9">Неправльно выбран пункт меню.</text:p>
        </text:list-item>
      </text:list>
      <text:p text:style-name="P5"/>
      <text:p text:style-name="P5"/>
      <text:list xml:id="list181401051076004" text:continue-list="list181401668083028" text:style-name="L1">
        <text:list-item>
          <text:p text:style-name="P7">Описание внутренних структур данных</text:p>
        </text:list-item>
        <text:list-item>
          <text:p text:style-name="P7">Оценка эффективности</text:p>
        </text:list-item>
        <text:list-item>
          <text:p text:style-name="P7">Вывод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2:29:13.118977025</meta:creation-date>
    <dc:date>2018-12-11T18:14:00.387376975</dc:date>
    <meta:editing-duration>PT39M4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20" meta:word-count="313" meta:character-count="2084" meta:non-whitespace-character-count="1791"/>
  </office:meta>
</office:document-meta>
</file>